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61fd" officeooo:paragraph-rsid="000d61fd"/>
    </style:style>
    <style:style style:name="P2" style:family="paragraph" style:parent-style-name="Standard" style:list-style-name="L1">
      <style:text-properties officeooo:rsid="000d61fd" officeooo:paragraph-rsid="000d61fd"/>
    </style:style>
    <style:style style:name="P3" style:family="paragraph" style:parent-style-name="Standard">
      <style:text-properties officeooo:paragraph-rsid="000f0368"/>
    </style:style>
    <style:style style:name="P4" style:family="paragraph" style:parent-style-name="Standard">
      <style:text-properties officeooo:rsid="0010522b" officeooo:paragraph-rsid="0010522b"/>
    </style:style>
    <style:style style:name="P5" style:family="paragraph" style:parent-style-name="Standard">
      <style:paragraph-properties fo:text-align="center" style:justify-single-word="false"/>
      <style:text-properties officeooo:rsid="0010522b" officeooo:paragraph-rsid="0010522b"/>
    </style:style>
    <style:style style:name="T1" style:family="text">
      <style:text-properties officeooo:rsid="000d61fd"/>
    </style:style>
    <style:style style:name="T2" style:family="text">
      <style:text-properties officeooo:rsid="000f036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oe Caruso</text:p>
      <text:p text:style-name="P4">10/20/15</text:p>
      <text:p text:style-name="P4">Capstone </text:p>
      <text:p text:style-name="P5">Major Reflection</text:p>
      <text:p text:style-name="P4"><text:tab/>The culture that exist among people in the Computer Science field is much different than the culture of the people in jobs that I have work at before. It is an interesting mix or nerdy and corporate culture, which stands in sharp contrast tot he redneck, small business culture I'm used to. I'm not worried about the culture change however, and I plan on embracing it when I leave college.</text:p>
      <text:p text:style-name="P1"><text:tab/>There is two things I want to do with my Computer Science degree:</text:p>
      <text:list xml:id="list4190946790922556596" text:style-name="L1">
        <text:list-item>
          <text:p text:style-name="P2">Make 60,000-100,000 a year </text:p>
        </text:list-item>
        <text:list-item>
          <text:p text:style-name="P2">Build the coolest goddamn software projects anyone has ever seen.</text:p>
        </text:list-item>
      </text:list>
      <text:p text:style-name="P1"><text:tab/>The first one is a cookie cutter answer. “I want to make money,” but its true. I choose this degree because I knew that i would pay off in the end. In 2012, when I graduated high school, it was the highest growing job field in America, maybe the world, and it continues to grow. This field connects to every modern aspect to our economy in some fashion. All the majors companies, and thousands of new and growing companies, need programmers and there is not enough people to fill the jobs. The future looks bright.</text:p>
      <text:p text:style-name="P1"><text:tab/>The second reason why I chose this major is because I like to build stuff. I worked as a construction worker for the past few summers because I like to build stuff. It's a refreshing feeling to actually see the fruits of my labor, and with programming the possibilities are endless. If I had more close friends that also programmed I would call it a hobby.</text:p>
      <text:p text:style-name="P3"><text:span text:style-name="T1"><text:tab/>Now the culture within construction crews, and programming dens are MUCH different I understand, but the process and motivation is much the same. </text:span></text:p>
      <text:p text:style-name="P3"><text:span text:style-name="T1"><text:tab/>The boss gives me and the others a job to complete. We tell him what we need to do it, hes gives it to us, and we get on our way. As we finish certain steps, the project is evaluated, or tested, then we go </text:span><text:soft-page-break/><text:span text:style-name="T1">back to building. This process is repeated until we have a finished project. </text:span></text:p>
      <text:p text:style-name="P3"><text:tab/><text:span text:style-name="T2">From a culture standpoint, they are quite the opposite. Construction workers are chewing dip, lifting heavy stuff, making sexual jokes, and talking about mowing their lawn. Programmers are eating junk food, sitting at a chair, making puns, and talking about video games. </text:span></text:p>
      <text:p text:style-name="P3"><text:tab/><text:span text:style-name="T2">Somehow, I enjoy both of these things, except the chewing dip part.</text:span></text:p>
      <text:p text:style-name="P3"><text:tab/></text:p>
      <text:p text:style-name="P3"><text:tab/></text:p>
      <text:p text:style-name="P3"><text:tab/></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hadow="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0T15:21:17.426000000</meta:creation-date>
    <dc:date>2015-10-20T16:03:20.831000000</dc:date>
    <meta:editing-duration>PT11M43S</meta:editing-duration>
    <meta:editing-cycles>1</meta:editing-cycles>
    <meta:document-statistic meta:table-count="0" meta:image-count="0" meta:object-count="0" meta:page-count="2" meta:paragraph-count="17" meta:word-count="401" meta:character-count="2241" meta:non-whitespace-character-count="1840"/>
    <meta:generator>LibreOffice/4.1.4.2$Windows_x86 LibreOffice_project/0a0440ccc0227ad9829de5f46be37cfb6edcf72</meta:generator>
  </office:meta>
</office:document-meta>
</file>